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0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Sym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Last</text:p>
          </table:table-cell>
          <table:table-cell table:style-name="ce1" office:value-type="string" calcext:value-type="string">
            <text:p>Chg</text:p>
          </table:table-cell>
          <table:table-cell table:style-name="ce1" office:value-type="string" calcext:value-type="string">
            <text:p>%Chg</text:p>
          </table:table-cell>
          <table:table-cell table:style-name="ce1" office:value-type="string" calcext:value-type="string">
            <text:p>Share Volume</text:p>
          </table:table-cell>
          <table:table-cell table:style-name="ce1" office:value-type="string" calcext:value-type="string">
            <text:p>Market Cap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ACB:CA" xlink:type="simple">ACB:CA</text:a></text:p>
          </table:table-cell>
          <table:table-cell table:formula="of:=&quot;[&quot;&quot;&quot; &amp; IF(ISERROR(FIND(&quot;:&quot;; [.A2])); [.A2]; LEFT([.A2]; FIND(&quot;:&quot;; [.A2])-1)) &amp; &quot;&quot;&quot; ,&quot;" office:value-type="string" office:string-value="[&quot;ACB&quot; ," calcext:value-type="string">
            <text:p>["ACB" ,</text:p>
          </table:table-cell>
          <table:table-cell table:formula="of:=&quot;&quot;&quot;&quot; &amp; IF(ISERROR(FIND(&quot;:&quot;; [.A2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ACB:CA" xlink:type="simple">Aurora Cannabis Inc.</text:a></text:p>
          </table:table-cell>
          <table:table-cell office:value-type="float" office:value="11.88" calcext:value-type="float">
            <text:p>11.8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42%</text:p>
          </table:table-cell>
          <table:table-cell office:value-type="float" office:value="12888293" calcext:value-type="float">
            <text:p>12888293</text:p>
          </table:table-cell>
          <table:table-cell office:value-type="float" office:value="12026002408" calcext:value-type="float">
            <text:p>12026002408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ACRG:CNX" xlink:type="simple">ACRG:CNX</text:a></text:p>
          </table:table-cell>
          <table:table-cell table:formula="of:=&quot;[&quot;&quot;&quot; &amp; IF(ISERROR(FIND(&quot;:&quot;; [.A3])); [.A3]; LEFT([.A3]; FIND(&quot;:&quot;; [.A3])-1)) &amp; &quot;&quot;&quot; ,&quot;" office:value-type="string" office:string-value="[&quot;ACRG&quot; ," calcext:value-type="string">
            <text:p>["ACRG" ,</text:p>
          </table:table-cell>
          <table:table-cell table:formula="of:=&quot;&quot;&quot;&quot; &amp; IF(ISERROR(FIND(&quot;:&quot;; [.A3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ACRG:CNX" xlink:type="simple">Acreage Holdings Inc.</text:a></text:p>
          </table:table-cell>
          <table:table-cell table:number-columns-repeated="2" office:value-type="string" calcext:value-type="string">
            <text:p>N/A</text:p>
          </table:table-cell>
          <table:table-cell table:style-name="ce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CL:CNX" xlink:type="simple">CL:CNX</text:a></text:p>
          </table:table-cell>
          <table:table-cell table:formula="of:=&quot;[&quot;&quot;&quot; &amp; IF(ISERROR(FIND(&quot;:&quot;; [.A4])); [.A4]; LEFT([.A4]; FIND(&quot;:&quot;; [.A4])-1)) &amp; &quot;&quot;&quot; ,&quot;" office:value-type="string" office:string-value="[&quot;CL&quot; ," calcext:value-type="string">
            <text:p>["CL" ,</text:p>
          </table:table-cell>
          <table:table-cell table:formula="of:=&quot;&quot;&quot;&quot; &amp; IF(ISERROR(FIND(&quot;:&quot;; [.A4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CL:CNX" xlink:type="simple">Cresco Labs Inc. - Ordinary Shares (Sub Voting)</text:a></text:p>
          </table:table-cell>
          <table:table-cell office:value-type="float" office:value="14.75" calcext:value-type="float">
            <text:p>14.75</text:p>
          </table:table-cell>
          <table:table-cell office:value-type="float" office:value="-0.33" calcext:value-type="float">
            <text:p>-0.33</text:p>
          </table:table-cell>
          <table:table-cell office:value-type="string" calcext:value-type="string">
            <text:p>-2.19%</text:p>
          </table:table-cell>
          <table:table-cell office:value-type="float" office:value="134472" calcext:value-type="float">
            <text:p>134472</text:p>
          </table:table-cell>
          <table:table-cell office:value-type="float" office:value="547496356" calcext:value-type="float">
            <text:p>547496356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CNNX:CNX" xlink:type="simple">CNNX:CNX</text:a></text:p>
          </table:table-cell>
          <table:table-cell table:formula="of:=&quot;[&quot;&quot;&quot; &amp; IF(ISERROR(FIND(&quot;:&quot;; [.A5])); [.A5]; LEFT([.A5]; FIND(&quot;:&quot;; [.A5])-1)) &amp; &quot;&quot;&quot; ,&quot;" office:value-type="string" office:string-value="[&quot;CNNX&quot; ," calcext:value-type="string">
            <text:p>["CNNX" ,</text:p>
          </table:table-cell>
          <table:table-cell table:formula="of:=&quot;&quot;&quot;&quot; &amp; IF(ISERROR(FIND(&quot;:&quot;; [.A5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CNNX:CNX" xlink:type="simple">Cannex Capital Holdings Inc. - Ordinary Shares</text:a></text:p>
          </table:table-cell>
          <table:table-cell office:value-type="float" office:value="1.74" calcext:value-type="float">
            <text:p>1.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319662250" calcext:value-type="float">
            <text:p>319662250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CURA:CNX" xlink:type="simple">CURA:CNX</text:a></text:p>
          </table:table-cell>
          <table:table-cell table:formula="of:=&quot;[&quot;&quot;&quot; &amp; IF(ISERROR(FIND(&quot;:&quot;; [.A6])); [.A6]; LEFT([.A6]; FIND(&quot;:&quot;; [.A6])-1)) &amp; &quot;&quot;&quot; ,&quot;" office:value-type="string" office:string-value="[&quot;CURA&quot; ," calcext:value-type="string">
            <text:p>["CURA" ,</text:p>
          </table:table-cell>
          <table:table-cell table:formula="of:=&quot;&quot;&quot;&quot; &amp; IF(ISERROR(FIND(&quot;:&quot;; [.A6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CURA:CNX" xlink:type="simple">Curaleaf Holdings Inc.</text:a></text:p>
          </table:table-cell>
          <table:table-cell office:value-type="float" office:value="12.29" calcext:value-type="float">
            <text:p>12.29</text:p>
          </table:table-cell>
          <table:table-cell office:value-type="float" office:value="-0.31" calcext:value-type="float">
            <text:p>-0.31</text:p>
          </table:table-cell>
          <table:table-cell office:value-type="string" calcext:value-type="string">
            <text:p>-2.46%</text:p>
          </table:table-cell>
          <table:table-cell office:value-type="float" office:value="887696" calcext:value-type="float">
            <text:p>887696</text:p>
          </table:table-cell>
          <table:table-cell office:value-type="float" office:value="4119881305" calcext:value-type="float">
            <text:p>4119881305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CWEB:CNX" xlink:type="simple">CWEB:CNX</text:a></text:p>
          </table:table-cell>
          <table:table-cell table:formula="of:=&quot;[&quot;&quot;&quot; &amp; IF(ISERROR(FIND(&quot;:&quot;; [.A7])); [.A7]; LEFT([.A7]; FIND(&quot;:&quot;; [.A7])-1)) &amp; &quot;&quot;&quot; ,&quot;" office:value-type="string" office:string-value="[&quot;CWEB&quot; ," calcext:value-type="string">
            <text:p>["CWEB" ,</text:p>
          </table:table-cell>
          <table:table-cell table:formula="of:=&quot;&quot;&quot;&quot; &amp; IF(ISERROR(FIND(&quot;:&quot;; [.A7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CWEB:CNX" xlink:type="simple">Charlottes Web Holdings Inc - Ordinary Shares</text:a></text:p>
          </table:table-cell>
          <table:table-cell office:value-type="float" office:value="27" calcext:value-type="float">
            <text:p>27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3.29%</text:p>
          </table:table-cell>
          <table:table-cell office:value-type="float" office:value="331740" calcext:value-type="float">
            <text:p>331740</text:p>
          </table:table-cell>
          <table:table-cell office:value-type="float" office:value="2514339522" calcext:value-type="float">
            <text:p>2514339522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EMH:CA" xlink:type="simple">EMH:CA</text:a></text:p>
          </table:table-cell>
          <table:table-cell table:formula="of:=&quot;[&quot;&quot;&quot; &amp; IF(ISERROR(FIND(&quot;:&quot;; [.A8])); [.A8]; LEFT([.A8]; FIND(&quot;:&quot;; [.A8])-1)) &amp; &quot;&quot;&quot; ,&quot;" office:value-type="string" office:string-value="[&quot;EMH&quot; ," calcext:value-type="string">
            <text:p>["EMH" ,</text:p>
          </table:table-cell>
          <table:table-cell table:formula="of:=&quot;&quot;&quot;&quot; &amp; IF(ISERROR(FIND(&quot;:&quot;; [.A8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EMH:CA" xlink:type="simple">Emerald Health Therapeutics Inc.</text:a></text:p>
          </table:table-cell>
          <table:table-cell office:value-type="float" office:value="3.94" calcext:value-type="float">
            <text:p>3.94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-2.23%</text:p>
          </table:table-cell>
          <table:table-cell office:value-type="float" office:value="680747" calcext:value-type="float">
            <text:p>680747</text:p>
          </table:table-cell>
          <table:table-cell office:value-type="float" office:value="562478525" calcext:value-type="float">
            <text:p>562478525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FIRE:CA" xlink:type="simple">FIRE:CA</text:a></text:p>
          </table:table-cell>
          <table:table-cell table:formula="of:=&quot;[&quot;&quot;&quot; &amp; IF(ISERROR(FIND(&quot;:&quot;; [.A9])); [.A9]; LEFT([.A9]; FIND(&quot;:&quot;; [.A9])-1)) &amp; &quot;&quot;&quot; ,&quot;" office:value-type="string" office:string-value="[&quot;FIRE&quot; ," calcext:value-type="string">
            <text:p>["FIRE" ,</text:p>
          </table:table-cell>
          <table:table-cell table:formula="of:=&quot;&quot;&quot;&quot; &amp; IF(ISERROR(FIND(&quot;:&quot;; [.A9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FIRE:CA" xlink:type="simple">Supreme Cannabis Company Inc. (The)</text:a></text:p>
          </table:table-cell>
          <table:table-cell office:value-type="float" office:value="2.18" calcext:value-type="float">
            <text:p>2.18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2.24%</text:p>
          </table:table-cell>
          <table:table-cell office:value-type="float" office:value="1203645" calcext:value-type="float">
            <text:p>1203645</text:p>
          </table:table-cell>
          <table:table-cell office:value-type="float" office:value="633302134" calcext:value-type="float">
            <text:p>633302134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GGB:CNX" xlink:type="simple">GGB:CNX</text:a></text:p>
          </table:table-cell>
          <table:table-cell table:formula="of:=&quot;[&quot;&quot;&quot; &amp; IF(ISERROR(FIND(&quot;:&quot;; [.A10])); [.A10]; LEFT([.A10]; FIND(&quot;:&quot;; [.A10])-1)) &amp; &quot;&quot;&quot; ,&quot;" office:value-type="string" office:string-value="[&quot;GGB&quot; ," calcext:value-type="string">
            <text:p>["GGB" ,</text:p>
          </table:table-cell>
          <table:table-cell table:formula="of:=&quot;&quot;&quot;&quot; &amp; IF(ISERROR(FIND(&quot;:&quot;; [.A10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GGB:CNX" xlink:type="simple">Green Growth Brands Inc.</text:a></text:p>
          </table:table-cell>
          <table:table-cell office:value-type="float" office:value="4.57" calcext:value-type="float">
            <text:p>4.57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-2.56%</text:p>
          </table:table-cell>
          <table:table-cell office:value-type="float" office:value="107394" calcext:value-type="float">
            <text:p>107394</text:p>
          </table:table-cell>
          <table:table-cell office:value-type="float" office:value="853300497" calcext:value-type="float">
            <text:p>853300497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GLH:CNX" xlink:type="simple">GLH:CNX</text:a></text:p>
          </table:table-cell>
          <table:table-cell table:formula="of:=&quot;[&quot;&quot;&quot; &amp; IF(ISERROR(FIND(&quot;:&quot;; [.A11])); [.A11]; LEFT([.A11]; FIND(&quot;:&quot;; [.A11])-1)) &amp; &quot;&quot;&quot; ,&quot;" office:value-type="string" office:string-value="[&quot;GLH&quot; ," calcext:value-type="string">
            <text:p>["GLH" ,</text:p>
          </table:table-cell>
          <table:table-cell table:formula="of:=&quot;&quot;&quot;&quot; &amp; IF(ISERROR(FIND(&quot;:&quot;; [.A11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GLH:CNX" xlink:type="simple">Golden Leaf Holdings Ltd</text:a>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4.17%</text:p>
          </table:table-cell>
          <table:table-cell office:value-type="float" office:value="1654445" calcext:value-type="float">
            <text:p>1654445</text:p>
          </table:table-cell>
          <table:table-cell office:value-type="float" office:value="67751204" calcext:value-type="float">
            <text:p>67751204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GTII:CNX" xlink:type="simple">GTII:CNX</text:a></text:p>
          </table:table-cell>
          <table:table-cell table:formula="of:=&quot;[&quot;&quot;&quot; &amp; IF(ISERROR(FIND(&quot;:&quot;; [.A12])); [.A12]; LEFT([.A12]; FIND(&quot;:&quot;; [.A12])-1)) &amp; &quot;&quot;&quot; ,&quot;" office:value-type="string" office:string-value="[&quot;GTII&quot; ," calcext:value-type="string">
            <text:p>["GTII" ,</text:p>
          </table:table-cell>
          <table:table-cell table:formula="of:=&quot;&quot;&quot;&quot; &amp; IF(ISERROR(FIND(&quot;:&quot;; [.A12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GTII:CNX" xlink:type="simple">Green Thumb Industries Inc - Ordinary Shares</text:a></text:p>
          </table:table-cell>
          <table:table-cell office:value-type="float" office:value="19.88" calcext:value-type="float">
            <text:p>19.88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7.05%</text:p>
          </table:table-cell>
          <table:table-cell office:value-type="float" office:value="554412" calcext:value-type="float">
            <text:p>554412</text:p>
          </table:table-cell>
          <table:table-cell office:value-type="float" office:value="1527786230" calcext:value-type="float">
            <text:p>1527786230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HARV:CNX" xlink:type="simple">HARV:CNX</text:a></text:p>
          </table:table-cell>
          <table:table-cell table:formula="of:=&quot;[&quot;&quot;&quot; &amp; IF(ISERROR(FIND(&quot;:&quot;; [.A13])); [.A13]; LEFT([.A13]; FIND(&quot;:&quot;; [.A13])-1)) &amp; &quot;&quot;&quot; ,&quot;" office:value-type="string" office:string-value="[&quot;HARV&quot; ," calcext:value-type="string">
            <text:p>["HARV" ,</text:p>
          </table:table-cell>
          <table:table-cell table:formula="of:=&quot;&quot;&quot;&quot; &amp; IF(ISERROR(FIND(&quot;:&quot;; [.A13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HARV:CNX" xlink:type="simple">Harvest Health &amp; Recreation Inc - Ordinary Shares (Sub Voting)</text:a></text:p>
          </table:table-cell>
          <table:table-cell office:value-type="float" office:value="12.65" calcext:value-type="float">
            <text:p>12.65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>-0.55%</text:p>
          </table:table-cell>
          <table:table-cell office:value-type="float" office:value="462468" calcext:value-type="float">
            <text:p>462468</text:p>
          </table:table-cell>
          <table:table-cell office:value-type="float" office:value="854895020" calcext:value-type="float">
            <text:p>854895020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HEXO:CA" xlink:type="simple">HEXO:CA</text:a></text:p>
          </table:table-cell>
          <table:table-cell table:formula="of:=&quot;[&quot;&quot;&quot; &amp; IF(ISERROR(FIND(&quot;:&quot;; [.A14])); [.A14]; LEFT([.A14]; FIND(&quot;:&quot;; [.A14])-1)) &amp; &quot;&quot;&quot; ,&quot;" office:value-type="string" office:string-value="[&quot;HEXO&quot; ," calcext:value-type="string">
            <text:p>["HEXO" ,</text:p>
          </table:table-cell>
          <table:table-cell table:formula="of:=&quot;&quot;&quot;&quot; &amp; IF(ISERROR(FIND(&quot;:&quot;; [.A14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HEXO:CA" xlink:type="simple">HEXO Corp.</text:a></text:p>
          </table:table-cell>
          <table:table-cell office:value-type="float" office:value="8.65" calcext:value-type="float">
            <text:p>8.6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.17%</text:p>
          </table:table-cell>
          <table:table-cell office:value-type="float" office:value="2763458" calcext:value-type="float">
            <text:p>2763458</text:p>
          </table:table-cell>
          <table:table-cell office:value-type="float" office:value="1820273173" calcext:value-type="float">
            <text:p>1820273173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HIP:CA" xlink:type="simple">HIP:CA</text:a></text:p>
          </table:table-cell>
          <table:table-cell table:formula="of:=&quot;[&quot;&quot;&quot; &amp; IF(ISERROR(FIND(&quot;:&quot;; [.A15])); [.A15]; LEFT([.A15]; FIND(&quot;:&quot;; [.A15])-1)) &amp; &quot;&quot;&quot; ,&quot;" office:value-type="string" office:string-value="[&quot;HIP&quot; ," calcext:value-type="string">
            <text:p>["HIP" ,</text:p>
          </table:table-cell>
          <table:table-cell table:formula="of:=&quot;&quot;&quot;&quot; &amp; IF(ISERROR(FIND(&quot;:&quot;; [.A15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HIP:CA" xlink:type="simple">Newstrike Brands Ltd.</text:a></text:p>
          </table:table-cell>
          <table:table-cell office:value-type="float" office:value="0.53" calcext:value-type="float">
            <text:p>0.5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3.92%</text:p>
          </table:table-cell>
          <table:table-cell office:value-type="float" office:value="604683" calcext:value-type="float">
            <text:p>604683</text:p>
          </table:table-cell>
          <table:table-cell office:value-type="float" office:value="295410639" calcext:value-type="float">
            <text:p>295410639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IAN:CNX" xlink:type="simple">IAN:CNX</text:a></text:p>
          </table:table-cell>
          <table:table-cell table:formula="of:=&quot;[&quot;&quot;&quot; &amp; IF(ISERROR(FIND(&quot;:&quot;; [.A16])); [.A16]; LEFT([.A16]; FIND(&quot;:&quot;; [.A16])-1)) &amp; &quot;&quot;&quot; ,&quot;" office:value-type="string" office:string-value="[&quot;IAN&quot; ," calcext:value-type="string">
            <text:p>["IAN" ,</text:p>
          </table:table-cell>
          <table:table-cell table:formula="of:=&quot;&quot;&quot;&quot; &amp; IF(ISERROR(FIND(&quot;:&quot;; [.A16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IAN:CNX" xlink:type="simple">iAnthus Capital Holdings Inc</text:a></text:p>
          </table:table-cell>
          <table:table-cell office:value-type="float" office:value="7.44" calcext:value-type="float">
            <text:p>7.44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-3.63%</text:p>
          </table:table-cell>
          <table:table-cell office:value-type="float" office:value="856002" calcext:value-type="float">
            <text:p>856002</text:p>
          </table:table-cell>
          <table:table-cell office:value-type="float" office:value="1018337136" calcext:value-type="float">
            <text:p>1018337136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ISOL:CNX" xlink:type="simple">ISOL:CNX</text:a></text:p>
          </table:table-cell>
          <table:table-cell table:formula="of:=&quot;[&quot;&quot;&quot; &amp; IF(ISERROR(FIND(&quot;:&quot;; [.A17])); [.A17]; LEFT([.A17]; FIND(&quot;:&quot;; [.A17])-1)) &amp; &quot;&quot;&quot; ,&quot;" office:value-type="string" office:string-value="[&quot;ISOL&quot; ," calcext:value-type="string">
            <text:p>["ISOL" ,</text:p>
          </table:table-cell>
          <table:table-cell table:formula="of:=&quot;&quot;&quot;&quot; &amp; IF(ISERROR(FIND(&quot;:&quot;; [.A17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ISOL:CNX" xlink:type="simple">Isodiol International Inc.</text:a></text:p>
          </table:table-cell>
          <table:table-cell office:value-type="float" office:value="1.53" calcext:value-type="float">
            <text:p>1.53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-3.77%</text:p>
          </table:table-cell>
          <table:table-cell office:value-type="float" office:value="285359" calcext:value-type="float">
            <text:p>285359</text:p>
          </table:table-cell>
          <table:table-cell office:value-type="float" office:value="61997825" calcext:value-type="float">
            <text:p>61997825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LHS:CNX" xlink:type="simple">LHS:CNX</text:a></text:p>
          </table:table-cell>
          <table:table-cell table:formula="of:=&quot;[&quot;&quot;&quot; &amp; IF(ISERROR(FIND(&quot;:&quot;; [.A18])); [.A18]; LEFT([.A18]; FIND(&quot;:&quot;; [.A18])-1)) &amp; &quot;&quot;&quot; ,&quot;" office:value-type="string" office:string-value="[&quot;LHS&quot; ," calcext:value-type="string">
            <text:p>["LHS" ,</text:p>
          </table:table-cell>
          <table:table-cell table:formula="of:=&quot;&quot;&quot;&quot; &amp; IF(ISERROR(FIND(&quot;:&quot;; [.A18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LHS:CNX" xlink:type="simple">Liberty Health Sciences Inc</text:a></text:p>
          </table:table-cell>
          <table:table-cell office:value-type="float" office:value="0.91" calcext:value-type="float">
            <text:p>0.91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-2.15%</text:p>
          </table:table-cell>
          <table:table-cell office:value-type="float" office:value="1444475" calcext:value-type="float">
            <text:p>1444475</text:p>
          </table:table-cell>
          <table:table-cell office:value-type="float" office:value="311190653" calcext:value-type="float">
            <text:p>311190653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MJAR:CNX" xlink:type="simple">MJAR:CNX</text:a></text:p>
          </table:table-cell>
          <table:table-cell table:formula="of:=&quot;[&quot;&quot;&quot; &amp; IF(ISERROR(FIND(&quot;:&quot;; [.A19])); [.A19]; LEFT([.A19]; FIND(&quot;:&quot;; [.A19])-1)) &amp; &quot;&quot;&quot; ,&quot;" office:value-type="string" office:string-value="[&quot;MJAR&quot; ," calcext:value-type="string">
            <text:p>["MJAR" ,</text:p>
          </table:table-cell>
          <table:table-cell table:formula="of:=&quot;&quot;&quot;&quot; &amp; IF(ISERROR(FIND(&quot;:&quot;; [.A19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MJAR:CNX" xlink:type="simple">MJardin Group Inc - Ordinary Shares</text:a></text:p>
          </table:table-cell>
          <table:table-cell office:value-type="float" office:value="3.5" calcext:value-type="float">
            <text:p>3.5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-9.09%</text:p>
          </table:table-cell>
          <table:table-cell office:value-type="float" office:value="160030" calcext:value-type="float">
            <text:p>160030</text:p>
          </table:table-cell>
          <table:table-cell office:value-type="float" office:value="218436509" calcext:value-type="float">
            <text:p>218436509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MMEN:CNX" xlink:type="simple">MMEN:CNX</text:a></text:p>
          </table:table-cell>
          <table:table-cell table:formula="of:=&quot;[&quot;&quot;&quot; &amp; IF(ISERROR(FIND(&quot;:&quot;; [.A20])); [.A20]; LEFT([.A20]; FIND(&quot;:&quot;; [.A20])-1)) &amp; &quot;&quot;&quot; ,&quot;" office:value-type="string" office:string-value="[&quot;MMEN&quot; ," calcext:value-type="string">
            <text:p>["MMEN" ,</text:p>
          </table:table-cell>
          <table:table-cell table:formula="of:=&quot;&quot;&quot;&quot; &amp; IF(ISERROR(FIND(&quot;:&quot;; [.A20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MMEN:CNX" xlink:type="simple">MedMen Enterprises Inc. Class B Subordinate Voting Shares</text:a></text:p>
          </table:table-cell>
          <table:table-cell office:value-type="float" office:value="4.32" calcext:value-type="float">
            <text:p>4.32</text:p>
          </table:table-cell>
          <table:table-cell office:value-type="float" office:value="-0.11" calcext:value-type="float">
            <text:p>-0.11</text:p>
          </table:table-cell>
          <table:table-cell office:value-type="string" calcext:value-type="string">
            <text:p>-2.48%</text:p>
          </table:table-cell>
          <table:table-cell office:value-type="float" office:value="679688" calcext:value-type="float">
            <text:p>679688</text:p>
          </table:table-cell>
          <table:table-cell office:value-type="float" office:value="559048461" calcext:value-type="float">
            <text:p>559048461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MPX:CNX" xlink:type="simple">MPX:CNX</text:a></text:p>
          </table:table-cell>
          <table:table-cell table:formula="of:=&quot;[&quot;&quot;&quot; &amp; IF(ISERROR(FIND(&quot;:&quot;; [.A21])); [.A21]; LEFT([.A21]; FIND(&quot;:&quot;; [.A21])-1)) &amp; &quot;&quot;&quot; ,&quot;" office:value-type="string" office:string-value="[&quot;MPX&quot; ," calcext:value-type="string">
            <text:p>["MPX" ,</text:p>
          </table:table-cell>
          <table:table-cell table:formula="of:=&quot;&quot;&quot;&quot; &amp; IF(ISERROR(FIND(&quot;:&quot;; [.A21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MPX:CNX" xlink:type="simple">MPX Bioceutical Corporation</text:a></text:p>
          </table:table-cell>
          <table:table-cell table:number-columns-repeated="2" office:value-type="string" calcext:value-type="string">
            <text:p>N/A</text:p>
          </table:table-cell>
          <table:table-cell table:style-name="ce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N:CA" xlink:type="simple">N:CA</text:a></text:p>
          </table:table-cell>
          <table:table-cell table:formula="of:=&quot;[&quot;&quot;&quot; &amp; IF(ISERROR(FIND(&quot;:&quot;; [.A22])); [.A22]; LEFT([.A22]; FIND(&quot;:&quot;; [.A22])-1)) &amp; &quot;&quot;&quot; ,&quot;" office:value-type="string" office:string-value="[&quot;N&quot; ," calcext:value-type="string">
            <text:p>["N" ,</text:p>
          </table:table-cell>
          <table:table-cell table:formula="of:=&quot;&quot;&quot;&quot; &amp; IF(ISERROR(FIND(&quot;:&quot;; [.A22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N:CA" xlink:type="simple">Namaste Technologies Inc.</text:a>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1039590" calcext:value-type="float">
            <text:p>1039590</text:p>
          </table:table-cell>
          <table:table-cell office:value-type="float" office:value="211938430" calcext:value-type="float">
            <text:p>211938430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OGI:CA" xlink:type="simple">OGI:CA</text:a></text:p>
          </table:table-cell>
          <table:table-cell table:formula="of:=&quot;[&quot;&quot;&quot; &amp; IF(ISERROR(FIND(&quot;:&quot;; [.A23])); [.A23]; LEFT([.A23]; FIND(&quot;:&quot;; [.A23])-1)) &amp; &quot;&quot;&quot; ,&quot;" office:value-type="string" office:string-value="[&quot;OGI&quot; ," calcext:value-type="string">
            <text:p>["OGI" ,</text:p>
          </table:table-cell>
          <table:table-cell table:formula="of:=&quot;&quot;&quot;&quot; &amp; IF(ISERROR(FIND(&quot;:&quot;; [.A23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OGI:CA" xlink:type="simple">OrganiGram Holdings Inc</text:a></text:p>
          </table:table-cell>
          <table:table-cell office:value-type="float" office:value="8.81" calcext:value-type="float">
            <text:p>8.81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>-1.67%</text:p>
          </table:table-cell>
          <table:table-cell office:value-type="float" office:value="946669" calcext:value-type="float">
            <text:p>946669</text:p>
          </table:table-cell>
          <table:table-cell office:value-type="float" office:value="1298721992" calcext:value-type="float">
            <text:p>1298721992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OH:CNX" xlink:type="simple">OH:CNX</text:a></text:p>
          </table:table-cell>
          <table:table-cell table:formula="of:=&quot;[&quot;&quot;&quot; &amp; IF(ISERROR(FIND(&quot;:&quot;; [.A24])); [.A24]; LEFT([.A24]; FIND(&quot;:&quot;; [.A24])-1)) &amp; &quot;&quot;&quot; ,&quot;" office:value-type="string" office:string-value="[&quot;OH&quot; ," calcext:value-type="string">
            <text:p>["OH" ,</text:p>
          </table:table-cell>
          <table:table-cell table:formula="of:=&quot;&quot;&quot;&quot; &amp; IF(ISERROR(FIND(&quot;:&quot;; [.A24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OH:CNX" xlink:type="simple">Origin House</text:a></text:p>
          </table:table-cell>
          <table:table-cell office:value-type="float" office:value="11.52" calcext:value-type="float">
            <text:p>11.52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-2.37%</text:p>
          </table:table-cell>
          <table:table-cell office:value-type="float" office:value="263158" calcext:value-type="float">
            <text:p>263158</text:p>
          </table:table-cell>
          <table:table-cell office:value-type="float" office:value="754724298" calcext:value-type="float">
            <text:p>754724298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PLTH:CNX" xlink:type="simple">PLTH:CNX</text:a></text:p>
          </table:table-cell>
          <table:table-cell table:formula="of:=&quot;[&quot;&quot;&quot; &amp; IF(ISERROR(FIND(&quot;:&quot;; [.A25])); [.A25]; LEFT([.A25]; FIND(&quot;:&quot;; [.A25])-1)) &amp; &quot;&quot;&quot; ,&quot;" office:value-type="string" office:string-value="[&quot;PLTH&quot; ," calcext:value-type="string">
            <text:p>["PLTH" ,</text:p>
          </table:table-cell>
          <table:table-cell table:formula="of:=&quot;&quot;&quot;&quot; &amp; IF(ISERROR(FIND(&quot;:&quot;; [.A25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PLTH:CNX" xlink:type="simple">Planet 13 Holdings Inc - Ordinary Shares</text:a></text:p>
          </table:table-cell>
          <table:table-cell office:value-type="float" office:value="2.19" calcext:value-type="float">
            <text:p>2.1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6.31%</text:p>
          </table:table-cell>
          <table:table-cell office:value-type="float" office:value="743284" calcext:value-type="float">
            <text:p>743284</text:p>
          </table:table-cell>
          <table:table-cell office:value-type="float" office:value="161238115" calcext:value-type="float">
            <text:p>161238115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RIV:CA" xlink:type="simple">RIV:CA</text:a></text:p>
          </table:table-cell>
          <table:table-cell table:formula="of:=&quot;[&quot;&quot;&quot; &amp; IF(ISERROR(FIND(&quot;:&quot;; [.A26])); [.A26]; LEFT([.A26]; FIND(&quot;:&quot;; [.A26])-1)) &amp; &quot;&quot;&quot; ,&quot;" office:value-type="string" office:string-value="[&quot;RIV&quot; ," calcext:value-type="string">
            <text:p>["RIV" ,</text:p>
          </table:table-cell>
          <table:table-cell table:formula="of:=&quot;&quot;&quot;&quot; &amp; IF(ISERROR(FIND(&quot;:&quot;; [.A26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RIV:CA" xlink:type="simple">Canopy Rivers Inc.</text:a></text:p>
          </table:table-cell>
          <table:table-cell office:value-type="float" office:value="3.94" calcext:value-type="float">
            <text:p>3.94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1.25%</text:p>
          </table:table-cell>
          <table:table-cell office:value-type="float" office:value="354943" calcext:value-type="float">
            <text:p>354943</text:p>
          </table:table-cell>
          <table:table-cell office:value-type="float" office:value="608458250" calcext:value-type="float">
            <text:p>608458250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SNN:CNX" xlink:type="simple">SNN:CNX</text:a></text:p>
          </table:table-cell>
          <table:table-cell table:formula="of:=&quot;[&quot;&quot;&quot; &amp; IF(ISERROR(FIND(&quot;:&quot;; [.A27])); [.A27]; LEFT([.A27]; FIND(&quot;:&quot;; [.A27])-1)) &amp; &quot;&quot;&quot; ,&quot;" office:value-type="string" office:string-value="[&quot;SNN&quot; ," calcext:value-type="string">
            <text:p>["SNN" ,</text:p>
          </table:table-cell>
          <table:table-cell table:formula="of:=&quot;&quot;&quot;&quot; &amp; IF(ISERROR(FIND(&quot;:&quot;; [.A27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SNN:CNX" xlink:type="simple">Sunniva Inc - Ordinary Shares</text:a></text:p>
          </table:table-cell>
          <table:table-cell office:value-type="float" office:value="4.59" calcext:value-type="float">
            <text:p>4.59</text:p>
          </table:table-cell>
          <table:table-cell office:value-type="float" office:value="-0.41" calcext:value-type="float">
            <text:p>-0.41</text:p>
          </table:table-cell>
          <table:table-cell office:value-type="string" calcext:value-type="string">
            <text:p>-8.20%</text:p>
          </table:table-cell>
          <table:table-cell office:value-type="float" office:value="173753" calcext:value-type="float">
            <text:p>173753</text:p>
          </table:table-cell>
          <table:table-cell office:value-type="float" office:value="175934397" calcext:value-type="float">
            <text:p>175934397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TER:CNX" xlink:type="simple">TER:CNX</text:a></text:p>
          </table:table-cell>
          <table:table-cell table:formula="of:=&quot;[&quot;&quot;&quot; &amp; IF(ISERROR(FIND(&quot;:&quot;; [.A28])); [.A28]; LEFT([.A28]; FIND(&quot;:&quot;; [.A28])-1)) &amp; &quot;&quot;&quot; ,&quot;" office:value-type="string" office:string-value="[&quot;TER&quot; ," calcext:value-type="string">
            <text:p>["TER" ,</text:p>
          </table:table-cell>
          <table:table-cell table:formula="of:=&quot;&quot;&quot;&quot; &amp; IF(ISERROR(FIND(&quot;:&quot;; [.A28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TER:CNX" xlink:type="simple">TerrAscend Corp.</text:a></text:p>
          </table:table-cell>
          <table:table-cell office:value-type="float" office:value="7.48" calcext:value-type="float">
            <text:p>7.48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-1.58%</text:p>
          </table:table-cell>
          <table:table-cell office:value-type="float" office:value="4575" calcext:value-type="float">
            <text:p>4575</text:p>
          </table:table-cell>
          <table:table-cell office:value-type="float" office:value="718851839" calcext:value-type="float">
            <text:p>718851839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TGIF:CNX" xlink:type="simple">TGIF:CNX</text:a></text:p>
          </table:table-cell>
          <table:table-cell table:formula="of:=&quot;[&quot;&quot;&quot; &amp; IF(ISERROR(FIND(&quot;:&quot;; [.A29])); [.A29]; LEFT([.A29]; FIND(&quot;:&quot;; [.A29])-1)) &amp; &quot;&quot;&quot; ,&quot;" office:value-type="string" office:string-value="[&quot;TGIF&quot; ," calcext:value-type="string">
            <text:p>["TGIF" ,</text:p>
          </table:table-cell>
          <table:table-cell table:formula="of:=&quot;&quot;&quot;&quot; &amp; IF(ISERROR(FIND(&quot;:&quot;; [.A29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TGIF:CNX" xlink:type="simple">1933 Industries Inc</text:a>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474141" calcext:value-type="float">
            <text:p>474141</text:p>
          </table:table-cell>
          <table:table-cell office:value-type="float" office:value="124274803" calcext:value-type="float">
            <text:p>124274803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TGOD:CA" xlink:type="simple">TGOD:CA</text:a></text:p>
          </table:table-cell>
          <table:table-cell table:formula="of:=&quot;[&quot;&quot;&quot; &amp; IF(ISERROR(FIND(&quot;:&quot;; [.A30])); [.A30]; LEFT([.A30]; FIND(&quot;:&quot;; [.A30])-1)) &amp; &quot;&quot;&quot; ,&quot;" office:value-type="string" office:string-value="[&quot;TGOD&quot; ," calcext:value-type="string">
            <text:p>["TGOD" ,</text:p>
          </table:table-cell>
          <table:table-cell table:formula="of:=&quot;&quot;&quot;&quot; &amp; IF(ISERROR(FIND(&quot;:&quot;; [.A30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TGOD:CA" xlink:type="simple">The Green Organic Dutchman Holdings</text:a></text:p>
          </table:table-cell>
          <table:table-cell office:value-type="float" office:value="4.76" calcext:value-type="float">
            <text:p>4.76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3.03%</text:p>
          </table:table-cell>
          <table:table-cell office:value-type="float" office:value="4611657" calcext:value-type="float">
            <text:p>4611657</text:p>
          </table:table-cell>
          <table:table-cell office:value-type="float" office:value="1292034822" calcext:value-type="float">
            <text:p>1292034822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TILT:CNX" xlink:type="simple">TILT:CNX</text:a></text:p>
          </table:table-cell>
          <table:table-cell table:formula="of:=&quot;[&quot;&quot;&quot; &amp; IF(ISERROR(FIND(&quot;:&quot;; [.A31])); [.A31]; LEFT([.A31]; FIND(&quot;:&quot;; [.A31])-1)) &amp; &quot;&quot;&quot; ,&quot;" office:value-type="string" office:string-value="[&quot;TILT&quot; ," calcext:value-type="string">
            <text:p>["TILT" ,</text:p>
          </table:table-cell>
          <table:table-cell table:formula="of:=&quot;&quot;&quot;&quot; &amp; IF(ISERROR(FIND(&quot;:&quot;; [.A31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TILT:CNX" xlink:type="simple">TILT Holdings Inc.</text:a></text:p>
          </table:table-cell>
          <table:table-cell office:value-type="float" office:value="2.74" calcext:value-type="float">
            <text:p>2.74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-0.36%</text:p>
          </table:table-cell>
          <table:table-cell office:value-type="float" office:value="330887" calcext:value-type="float">
            <text:p>330887</text:p>
          </table:table-cell>
          <table:table-cell office:value-type="float" office:value="283403403" calcext:value-type="float">
            <text:p>283403403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TRST:CA" xlink:type="simple">TRST:CA</text:a></text:p>
          </table:table-cell>
          <table:table-cell table:formula="of:=&quot;[&quot;&quot;&quot; &amp; IF(ISERROR(FIND(&quot;:&quot;; [.A32])); [.A32]; LEFT([.A32]; FIND(&quot;:&quot;; [.A32])-1)) &amp; &quot;&quot;&quot; ,&quot;" office:value-type="string" office:string-value="[&quot;TRST&quot; ," calcext:value-type="string">
            <text:p>["TRST" ,</text:p>
          </table:table-cell>
          <table:table-cell table:formula="of:=&quot;&quot;&quot;&quot; &amp; IF(ISERROR(FIND(&quot;:&quot;; [.A32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TRST:CA" xlink:type="simple">CannTrust Holdings Inc.</text:a></text:p>
          </table:table-cell>
          <table:table-cell office:value-type="float" office:value="11.07" calcext:value-type="float">
            <text:p>11.07</text:p>
          </table:table-cell>
          <table:table-cell office:value-type="float" office:value="-2.38" calcext:value-type="float">
            <text:p>-2.38</text:p>
          </table:table-cell>
          <table:table-cell office:value-type="string" calcext:value-type="string">
            <text:p>-17.70%</text:p>
          </table:table-cell>
          <table:table-cell office:value-type="float" office:value="7524841" calcext:value-type="float">
            <text:p>7524841</text:p>
          </table:table-cell>
          <table:table-cell office:value-type="float" office:value="1169421505" calcext:value-type="float">
            <text:p>1169421505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TRUL:CNX" xlink:type="simple">TRUL:CNX</text:a></text:p>
          </table:table-cell>
          <table:table-cell table:formula="of:=&quot;[&quot;&quot;&quot; &amp; IF(ISERROR(FIND(&quot;:&quot;; [.A33])); [.A33]; LEFT([.A33]; FIND(&quot;:&quot;; [.A33])-1)) &amp; &quot;&quot;&quot; ,&quot;" office:value-type="string" office:string-value="[&quot;TRUL&quot; ," calcext:value-type="string">
            <text:p>["TRUL" ,</text:p>
          </table:table-cell>
          <table:table-cell table:formula="of:=&quot;&quot;&quot;&quot; &amp; IF(ISERROR(FIND(&quot;:&quot;; [.A33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TRUL:CNX" xlink:type="simple">Trulieve Cannabis Corp - Ordinary Shares (Sub Voting)</text:a></text:p>
          </table:table-cell>
          <table:table-cell office:value-type="float" office:value="18.15" calcext:value-type="float">
            <text:p>18.15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2.72%</text:p>
          </table:table-cell>
          <table:table-cell office:value-type="float" office:value="292456" calcext:value-type="float">
            <text:p>292456</text:p>
          </table:table-cell>
          <table:table-cell office:value-type="float" office:value="248390536" calcext:value-type="float">
            <text:p>248390536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VIVO:CA" xlink:type="simple">VIVO:CA</text:a></text:p>
          </table:table-cell>
          <table:table-cell table:formula="of:=&quot;[&quot;&quot;&quot; &amp; IF(ISERROR(FIND(&quot;:&quot;; [.A34])); [.A34]; LEFT([.A34]; FIND(&quot;:&quot;; [.A34])-1)) &amp; &quot;&quot;&quot; ,&quot;" office:value-type="string" office:string-value="[&quot;VIVO&quot; ," calcext:value-type="string">
            <text:p>["VIVO" ,</text:p>
          </table:table-cell>
          <table:table-cell table:formula="of:=&quot;&quot;&quot;&quot; &amp; IF(ISERROR(FIND(&quot;:&quot;; [.A34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VIVO:CA" xlink:type="simple">Vivo Cannabis Inc.</text:a>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.01%</text:p>
          </table:table-cell>
          <table:table-cell office:value-type="float" office:value="691256" calcext:value-type="float">
            <text:p>691256</text:p>
          </table:table-cell>
          <table:table-cell office:value-type="float" office:value="294800314" calcext:value-type="float">
            <text:p>294800314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WAYL:CNX" xlink:type="simple">WAYL:CNX</text:a></text:p>
          </table:table-cell>
          <table:table-cell table:formula="of:=&quot;[&quot;&quot;&quot; &amp; IF(ISERROR(FIND(&quot;:&quot;; [.A35])); [.A35]; LEFT([.A35]; FIND(&quot;:&quot;; [.A35])-1)) &amp; &quot;&quot;&quot; ,&quot;" office:value-type="string" office:string-value="[&quot;WAYL&quot; ," calcext:value-type="string">
            <text:p>["WAYL" ,</text:p>
          </table:table-cell>
          <table:table-cell table:formula="of:=&quot;&quot;&quot;&quot; &amp; IF(ISERROR(FIND(&quot;:&quot;; [.A35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WAYL:CNX" xlink:type="simple">Wayland Group Corp.</text:a></text:p>
          </table:table-cell>
          <table:table-cell office:value-type="float" office:value="0.82" calcext:value-type="float">
            <text:p>0.82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-1.20%</text:p>
          </table:table-cell>
          <table:table-cell office:value-type="float" office:value="417489" calcext:value-type="float">
            <text:p>417489</text:p>
          </table:table-cell>
          <table:table-cell office:value-type="float" office:value="178384474" calcext:value-type="float">
            <text:p>178384474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XLY:CA" xlink:type="simple">XLY:CA</text:a></text:p>
          </table:table-cell>
          <table:table-cell table:formula="of:=&quot;[&quot;&quot;&quot; &amp; IF(ISERROR(FIND(&quot;:&quot;; [.A36])); [.A36]; LEFT([.A36]; FIND(&quot;:&quot;; [.A36])-1)) &amp; &quot;&quot;&quot; ,&quot;" office:value-type="string" office:string-value="[&quot;XLY&quot; ," calcext:value-type="string">
            <text:p>["XLY" ,</text:p>
          </table:table-cell>
          <table:table-cell table:formula="of:=&quot;&quot;&quot;&quot; &amp; IF(ISERROR(FIND(&quot;:&quot;; [.A36])); &quot;USA&quot;;&quot;CAN&quot;) &amp; &quot;&quot;&quot;],&quot;" office:value-type="string" office:string-value="&quot;CAN&quot;]," calcext:value-type="string">
            <text:p>"CAN"],</text:p>
          </table:table-cell>
          <table:table-cell office:value-type="string" calcext:value-type="string">
            <text:p><text:a xlink:href="https://marijuanaindex.com/stock-profile/?qm_symbol=XLY:CA" xlink:type="simple">Auxly Cannabis Group Inc.</text:a></text:p>
          </table:table-cell>
          <table:table-cell office:value-type="float" office:value="0.97" calcext:value-type="float">
            <text:p>0.9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3.19%</text:p>
          </table:table-cell>
          <table:table-cell office:value-type="float" office:value="874427" calcext:value-type="float">
            <text:p>874427</text:p>
          </table:table-cell>
          <table:table-cell office:value-type="float" office:value="550355604" calcext:value-type="float">
            <text:p>550355604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APHA" xlink:type="simple">APHA</text:a></text:p>
          </table:table-cell>
          <table:table-cell table:formula="of:=&quot;[&quot;&quot;&quot; &amp; IF(ISERROR(FIND(&quot;:&quot;; [.A37])); [.A37]; LEFT([.A37]; FIND(&quot;:&quot;; [.A37])-1)) &amp; &quot;&quot;&quot; ,&quot;" office:value-type="string" office:string-value="[&quot;APHA&quot; ," calcext:value-type="string">
            <text:p>["APHA" ,</text:p>
          </table:table-cell>
          <table:table-cell table:formula="of:=&quot;&quot;&quot;&quot; &amp; IF(ISERROR(FIND(&quot;:&quot;; [.A37])); &quot;USA&quot;;&quot;CAN&quot;) &amp; &quot;&quot;&quot;],&quot;" office:value-type="string" office:string-value="&quot;USA&quot;]," calcext:value-type="string">
            <text:p>"USA"],</text:p>
          </table:table-cell>
          <table:table-cell office:value-type="string" calcext:value-type="string">
            <text:p><text:a xlink:href="https://marijuanaindex.com/stock-profile/?qm_symbol=APHA" xlink:type="simple">Aphria Inc.</text:a></text:p>
          </table:table-cell>
          <table:table-cell office:value-type="float" office:value="9.18" calcext:value-type="float">
            <text:p>9.18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-0.20%</text:p>
          </table:table-cell>
          <table:table-cell office:value-type="float" office:value="3686529" calcext:value-type="float">
            <text:p>3686529</text:p>
          </table:table-cell>
          <table:table-cell office:value-type="float" office:value="2298215143" calcext:value-type="float">
            <text:p>2298215143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CGC" xlink:type="simple">CGC</text:a></text:p>
          </table:table-cell>
          <table:table-cell table:formula="of:=&quot;[&quot;&quot;&quot; &amp; IF(ISERROR(FIND(&quot;:&quot;; [.A38])); [.A38]; LEFT([.A38]; FIND(&quot;:&quot;; [.A38])-1)) &amp; &quot;&quot;&quot; ,&quot;" office:value-type="string" office:string-value="[&quot;CGC&quot; ," calcext:value-type="string">
            <text:p>["CGC" ,</text:p>
          </table:table-cell>
          <table:table-cell table:formula="of:=&quot;&quot;&quot;&quot; &amp; IF(ISERROR(FIND(&quot;:&quot;; [.A38])); &quot;USA&quot;;&quot;CAN&quot;) &amp; &quot;&quot;&quot;],&quot;" office:value-type="string" office:string-value="&quot;USA&quot;]," calcext:value-type="string">
            <text:p>"USA"],</text:p>
          </table:table-cell>
          <table:table-cell office:value-type="string" calcext:value-type="string">
            <text:p><text:a xlink:href="https://marijuanaindex.com/stock-profile/?qm_symbol=CGC" xlink:type="simple">Canopy Growth Corporation</text:a></text:p>
          </table:table-cell>
          <table:table-cell office:value-type="float" office:value="42.51" calcext:value-type="float">
            <text:p>42.51</text:p>
          </table:table-cell>
          <table:table-cell office:value-type="float" office:value="-0.38" calcext:value-type="float">
            <text:p>-0.38</text:p>
          </table:table-cell>
          <table:table-cell office:value-type="string" calcext:value-type="string">
            <text:p>-0.89%</text:p>
          </table:table-cell>
          <table:table-cell office:value-type="float" office:value="5460225" calcext:value-type="float">
            <text:p>5460225</text:p>
          </table:table-cell>
          <table:table-cell office:value-type="float" office:value="14611091440" calcext:value-type="float">
            <text:p>14611091440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CRON" xlink:type="simple">CRON</text:a></text:p>
          </table:table-cell>
          <table:table-cell table:formula="of:=&quot;[&quot;&quot;&quot; &amp; IF(ISERROR(FIND(&quot;:&quot;; [.A39])); [.A39]; LEFT([.A39]; FIND(&quot;:&quot;; [.A39])-1)) &amp; &quot;&quot;&quot; ,&quot;" office:value-type="string" office:string-value="[&quot;CRON&quot; ," calcext:value-type="string">
            <text:p>["CRON" ,</text:p>
          </table:table-cell>
          <table:table-cell table:formula="of:=&quot;&quot;&quot;&quot; &amp; IF(ISERROR(FIND(&quot;:&quot;; [.A39])); &quot;USA&quot;;&quot;CAN&quot;) &amp; &quot;&quot;&quot;],&quot;" office:value-type="string" office:string-value="&quot;USA&quot;]," calcext:value-type="string">
            <text:p>"USA"],</text:p>
          </table:table-cell>
          <table:table-cell office:value-type="string" calcext:value-type="string">
            <text:p><text:a xlink:href="https://marijuanaindex.com/stock-profile/?qm_symbol=CRON" xlink:type="simple">Cronos Group Inc.</text:a></text:p>
          </table:table-cell>
          <table:table-cell office:value-type="float" office:value="18.84" calcext:value-type="float">
            <text:p>18.8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3.29%</text:p>
          </table:table-cell>
          <table:table-cell office:value-type="float" office:value="12409380" calcext:value-type="float">
            <text:p>12409380</text:p>
          </table:table-cell>
          <table:table-cell office:value-type="float" office:value="6189871301" calcext:value-type="float">
            <text:p>6189871301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CVSI" xlink:type="simple">CVSI</text:a></text:p>
          </table:table-cell>
          <table:table-cell table:formula="of:=&quot;[&quot;&quot;&quot; &amp; IF(ISERROR(FIND(&quot;:&quot;; [.A40])); [.A40]; LEFT([.A40]; FIND(&quot;:&quot;; [.A40])-1)) &amp; &quot;&quot;&quot; ,&quot;" office:value-type="string" office:string-value="[&quot;CVSI&quot; ," calcext:value-type="string">
            <text:p>["CVSI" ,</text:p>
          </table:table-cell>
          <table:table-cell table:formula="of:=&quot;&quot;&quot;&quot; &amp; IF(ISERROR(FIND(&quot;:&quot;; [.A40])); &quot;USA&quot;;&quot;CAN&quot;) &amp; &quot;&quot;&quot;],&quot;" office:value-type="string" office:string-value="&quot;USA&quot;]," calcext:value-type="string">
            <text:p>"USA"],</text:p>
          </table:table-cell>
          <table:table-cell office:value-type="string" calcext:value-type="string">
            <text:p><text:a xlink:href="https://marijuanaindex.com/stock-profile/?qm_symbol=CVSI" xlink:type="simple">CV Sciences Inc.</text:a></text:p>
          </table:table-cell>
          <table:table-cell office:value-type="float" office:value="5.88" calcext:value-type="float">
            <text:p>5.8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.73%</text:p>
          </table:table-cell>
          <table:table-cell office:value-type="float" office:value="687783" calcext:value-type="float">
            <text:p>687783</text:p>
          </table:table-cell>
          <table:table-cell office:value-type="float" office:value="562537177" calcext:value-type="float">
            <text:p>562537177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GRWG" xlink:type="simple">GRWG</text:a></text:p>
          </table:table-cell>
          <table:table-cell table:formula="of:=&quot;[&quot;&quot;&quot; &amp; IF(ISERROR(FIND(&quot;:&quot;; [.A41])); [.A41]; LEFT([.A41]; FIND(&quot;:&quot;; [.A41])-1)) &amp; &quot;&quot;&quot; ,&quot;" office:value-type="string" office:string-value="[&quot;GRWG&quot; ," calcext:value-type="string">
            <text:p>["GRWG" ,</text:p>
          </table:table-cell>
          <table:table-cell table:formula="of:=&quot;&quot;&quot;&quot; &amp; IF(ISERROR(FIND(&quot;:&quot;; [.A41])); &quot;USA&quot;;&quot;CAN&quot;) &amp; &quot;&quot;&quot;],&quot;" office:value-type="string" office:string-value="&quot;USA&quot;]," calcext:value-type="string">
            <text:p>"USA"],</text:p>
          </table:table-cell>
          <table:table-cell office:value-type="string" calcext:value-type="string">
            <text:p><text:a xlink:href="https://marijuanaindex.com/stock-profile/?qm_symbol=GRWG" xlink:type="simple">GrowGeneration Corp</text:a></text:p>
          </table:table-cell>
          <table:table-cell office:value-type="float" office:value="2.88" calcext:value-type="float">
            <text:p>2.88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>-2.37%</text:p>
          </table:table-cell>
          <table:table-cell office:value-type="float" office:value="64167" calcext:value-type="float">
            <text:p>64167</text:p>
          </table:table-cell>
          <table:table-cell office:value-type="float" office:value="79192849" calcext:value-type="float">
            <text:p>79192849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GWPH" xlink:type="simple">GWPH</text:a></text:p>
          </table:table-cell>
          <table:table-cell table:formula="of:=&quot;[&quot;&quot;&quot; &amp; IF(ISERROR(FIND(&quot;:&quot;; [.A42])); [.A42]; LEFT([.A42]; FIND(&quot;:&quot;; [.A42])-1)) &amp; &quot;&quot;&quot; ,&quot;" office:value-type="string" office:string-value="[&quot;GWPH&quot; ," calcext:value-type="string">
            <text:p>["GWPH" ,</text:p>
          </table:table-cell>
          <table:table-cell table:formula="of:=&quot;&quot;&quot;&quot; &amp; IF(ISERROR(FIND(&quot;:&quot;; [.A42])); &quot;USA&quot;;&quot;CAN&quot;) &amp; &quot;&quot;&quot;],&quot;" office:value-type="string" office:string-value="&quot;USA&quot;]," calcext:value-type="string">
            <text:p>"USA"],</text:p>
          </table:table-cell>
          <table:table-cell office:value-type="string" calcext:value-type="string">
            <text:p><text:a xlink:href="https://marijuanaindex.com/stock-profile/?qm_symbol=GWPH" xlink:type="simple">GW Pharmaceuticals Plc</text:a></text:p>
          </table:table-cell>
          <table:table-cell office:value-type="float" office:value="163.37" calcext:value-type="float">
            <text:p>163.37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-0.22%</text:p>
          </table:table-cell>
          <table:table-cell office:value-type="float" office:value="201814" calcext:value-type="float">
            <text:p>201814</text:p>
          </table:table-cell>
          <table:table-cell office:value-type="float" office:value="4995615795" calcext:value-type="float">
            <text:p>4995615795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IIPR" xlink:type="simple">IIPR</text:a></text:p>
          </table:table-cell>
          <table:table-cell table:formula="of:=&quot;[&quot;&quot;&quot; &amp; IF(ISERROR(FIND(&quot;:&quot;; [.A43])); [.A43]; LEFT([.A43]; FIND(&quot;:&quot;; [.A43])-1)) &amp; &quot;&quot;&quot; ,&quot;" office:value-type="string" office:string-value="[&quot;IIPR&quot; ," calcext:value-type="string">
            <text:p>["IIPR" ,</text:p>
          </table:table-cell>
          <table:table-cell table:formula="of:=&quot;&quot;&quot;&quot; &amp; IF(ISERROR(FIND(&quot;:&quot;; [.A43])); &quot;USA&quot;;&quot;CAN&quot;) &amp; &quot;&quot;&quot;],&quot;" office:value-type="string" office:string-value="&quot;USA&quot;]," calcext:value-type="string">
            <text:p>"USA"],</text:p>
          </table:table-cell>
          <table:table-cell office:value-type="string" calcext:value-type="string">
            <text:p><text:a xlink:href="https://marijuanaindex.com/stock-profile/?qm_symbol=IIPR" xlink:type="simple">Innovative Industrial Properties Inc.</text:a></text:p>
          </table:table-cell>
          <table:table-cell office:value-type="float" office:value="84.7" calcext:value-type="float">
            <text:p>84.7</text:p>
          </table:table-cell>
          <table:table-cell office:value-type="float" office:value="-1.85" calcext:value-type="float">
            <text:p>-1.85</text:p>
          </table:table-cell>
          <table:table-cell office:value-type="string" calcext:value-type="string">
            <text:p>-2.14%</text:p>
          </table:table-cell>
          <table:table-cell office:value-type="float" office:value="286635" calcext:value-type="float">
            <text:p>286635</text:p>
          </table:table-cell>
          <table:table-cell office:value-type="float" office:value="830535601" calcext:value-type="float">
            <text:p>830535601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KSHB" xlink:type="simple">KSHB</text:a></text:p>
          </table:table-cell>
          <table:table-cell table:formula="of:=&quot;[&quot;&quot;&quot; &amp; IF(ISERROR(FIND(&quot;:&quot;; [.A44])); [.A44]; LEFT([.A44]; FIND(&quot;:&quot;; [.A44])-1)) &amp; &quot;&quot;&quot; ,&quot;" office:value-type="string" office:string-value="[&quot;KSHB&quot; ," calcext:value-type="string">
            <text:p>["KSHB" ,</text:p>
          </table:table-cell>
          <table:table-cell table:formula="of:=&quot;&quot;&quot;&quot; &amp; IF(ISERROR(FIND(&quot;:&quot;; [.A44])); &quot;USA&quot;;&quot;CAN&quot;) &amp; &quot;&quot;&quot;],&quot;" office:value-type="string" office:string-value="&quot;USA&quot;]," calcext:value-type="string">
            <text:p>"USA"],</text:p>
          </table:table-cell>
          <table:table-cell office:value-type="string" calcext:value-type="string">
            <text:p><text:a xlink:href="https://marijuanaindex.com/stock-profile/?qm_symbol=KSHB" xlink:type="simple">KushCo Holdings Inc - Ordinary Shares</text:a></text:p>
          </table:table-cell>
          <table:table-cell office:value-type="float" office:value="5.8" calcext:value-type="float">
            <text:p>5.8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3.76%</text:p>
          </table:table-cell>
          <table:table-cell office:value-type="float" office:value="933702" calcext:value-type="float">
            <text:p>933702</text:p>
          </table:table-cell>
          <table:table-cell office:value-type="float" office:value="469782455" calcext:value-type="float">
            <text:p>469782455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MRMD" xlink:type="simple">MRMD</text:a></text:p>
          </table:table-cell>
          <table:table-cell table:formula="of:=&quot;[&quot;&quot;&quot; &amp; IF(ISERROR(FIND(&quot;:&quot;; [.A45])); [.A45]; LEFT([.A45]; FIND(&quot;:&quot;; [.A45])-1)) &amp; &quot;&quot;&quot; ,&quot;" office:value-type="string" office:string-value="[&quot;MRMD&quot; ," calcext:value-type="string">
            <text:p>["MRMD" ,</text:p>
          </table:table-cell>
          <table:table-cell table:formula="of:=&quot;&quot;&quot;&quot; &amp; IF(ISERROR(FIND(&quot;:&quot;; [.A45])); &quot;USA&quot;;&quot;CAN&quot;) &amp; &quot;&quot;&quot;],&quot;" office:value-type="string" office:string-value="&quot;USA&quot;]," calcext:value-type="string">
            <text:p>"USA"],</text:p>
          </table:table-cell>
          <table:table-cell office:value-type="string" calcext:value-type="string">
            <text:p><text:a xlink:href="https://marijuanaindex.com/stock-profile/?qm_symbol=MRMD" xlink:type="simple">MariMed Inc</text:a></text:p>
          </table:table-cell>
          <table:table-cell office:value-type="float" office:value="3.42" calcext:value-type="float">
            <text:p>3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%</text:p>
          </table:table-cell>
          <table:table-cell office:value-type="float" office:value="110284" calcext:value-type="float">
            <text:p>110284</text:p>
          </table:table-cell>
          <table:table-cell office:value-type="float" office:value="711682220" calcext:value-type="float">
            <text:p>711682220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TLRY" xlink:type="simple">TLRY</text:a></text:p>
          </table:table-cell>
          <table:table-cell table:formula="of:=&quot;[&quot;&quot;&quot; &amp; IF(ISERROR(FIND(&quot;:&quot;; [.A46])); [.A46]; LEFT([.A46]; FIND(&quot;:&quot;; [.A46])-1)) &amp; &quot;&quot;&quot; ,&quot;" office:value-type="string" office:string-value="[&quot;TLRY&quot; ," calcext:value-type="string">
            <text:p>["TLRY" ,</text:p>
          </table:table-cell>
          <table:table-cell table:formula="of:=&quot;&quot;&quot;&quot; &amp; IF(ISERROR(FIND(&quot;:&quot;; [.A46])); &quot;USA&quot;;&quot;CAN&quot;) &amp; &quot;&quot;&quot;],&quot;" office:value-type="string" office:string-value="&quot;USA&quot;]," calcext:value-type="string">
            <text:p>"USA"],</text:p>
          </table:table-cell>
          <table:table-cell office:value-type="string" calcext:value-type="string">
            <text:p><text:a xlink:href="https://marijuanaindex.com/stock-profile/?qm_symbol=TLRY" xlink:type="simple">Tilray Inc.</text:a></text:p>
          </table:table-cell>
          <table:table-cell office:value-type="float" office:value="66.05" calcext:value-type="float">
            <text:p>66.0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1.86%</text:p>
          </table:table-cell>
          <table:table-cell office:value-type="float" office:value="865023" calcext:value-type="float">
            <text:p>865023</text:p>
          </table:table-cell>
          <table:table-cell office:value-type="float" office:value="5292564212" calcext:value-type="float">
            <text:p>5292564212</text:p>
          </table:table-cell>
        </table:table-row>
        <table:table-row table:style-name="ro1">
          <table:table-cell office:value-type="string" calcext:value-type="string">
            <text:p><text:a xlink:href="https://marijuanaindex.com/stock-profile/?qm_symbol=TRTC" xlink:type="simple">TRTC</text:a></text:p>
          </table:table-cell>
          <table:table-cell table:formula="of:=&quot;[&quot;&quot;&quot; &amp; IF(ISERROR(FIND(&quot;:&quot;; [.A47])); [.A47]; LEFT([.A47]; FIND(&quot;:&quot;; [.A47])-1)) &amp; &quot;&quot;&quot; ,&quot;" office:value-type="string" office:string-value="[&quot;TRTC&quot; ," calcext:value-type="string">
            <text:p>["TRTC" ,</text:p>
          </table:table-cell>
          <table:table-cell table:formula="of:=&quot;&quot;&quot;&quot; &amp; IF(ISERROR(FIND(&quot;:&quot;; [.A47])); &quot;USA&quot;;&quot;CAN&quot;) &amp; &quot;&quot;&quot;],&quot;" office:value-type="string" office:string-value="&quot;USA&quot;]," calcext:value-type="string">
            <text:p>"USA"],</text:p>
          </table:table-cell>
          <table:table-cell office:value-type="string" calcext:value-type="string">
            <text:p><text:a xlink:href="https://marijuanaindex.com/stock-profile/?qm_symbol=TRTC" xlink:type="simple">Terra Tech Corp</text:a></text:p>
          </table:table-cell>
          <table:table-cell office:value-type="float" office:value="0.98" calcext:value-type="float">
            <text:p>0.98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-1.01%</text:p>
          </table:table-cell>
          <table:table-cell office:value-type="float" office:value="658266" calcext:value-type="float">
            <text:p>658266</text:p>
          </table:table-cell>
          <table:table-cell office:value-type="float" office:value="92154974" calcext:value-type="float">
            <text:p>92154974</text:p>
          </table:table-cell>
        </table:table-row>
      </table:table>
      <table:named-expressions/>
      <table:database-ranges>
        <table:database-range table:name="__Anonymous_Sheet_DB__0" table:target-range-address="Sheet1.A1:Sheet1.I47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4:11:03.175083614</meta:creation-date>
    <dc:date>2019-03-28T15:32:19.313921075</dc:date>
    <meta:editing-duration>PT10M9S</meta:editing-duration>
    <meta:editing-cycles>4</meta:editing-cycles>
    <meta:generator>LibreOffice/6.2.0.3$Linux_X86_64 LibreOffice_project/20$Build-3</meta:generator>
    <meta:document-statistic meta:table-count="1" meta:cell-count="423" meta:object-count="0"/>
  </office:meta>
</office:document-meta>
</file>